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6B000001ABFC5330F4B71ED75A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88353" officeooo:paragraph-rsid="0018835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RENZELLI Antony</text:p>
      <text:p text:style-name="P1">TP4 ACD1</text:p>
      <text:p text:style-name="P1">12/03/2019</text:p>
      <text:p text:style-name="P1"/>
      <text:p text:style-name="P1"><draw:frame draw:style-name="fr1" draw:name="Image1" text:anchor-type="paragraph" svg:width="11.822cm" svg:height="8.154cm" draw:z-index="0"><draw:image xlink:href="Pictures/100002010000026B000001ABFC5330F4B71ED75A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3:53:23.776873808</meta:creation-date>
    <dc:date>2019-03-12T17:48:35.676360306</dc:date>
    <meta:editing-duration>PT3H4M5S</meta:editing-duration>
    <meta:editing-cycles>1</meta:editing-cycles>
    <meta:document-statistic meta:table-count="0" meta:image-count="1" meta:object-count="0" meta:page-count="1" meta:paragraph-count="3" meta:word-count="5" meta:character-count="35" meta:non-whitespace-character-count="33"/>
    <meta:generator>LibreOffice/6.0.6.2$MacOSX_X86_64 LibreOffice_project/0c292870b25a325b5ed35f6b45599d2ea4458e77</meta:generator>
  </office:meta>
</office:document-meta>
</file>